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14d8" officeooo:paragraph-rsid="001e14d8"/>
    </style:style>
    <style:style style:name="P2" style:family="paragraph" style:parent-style-name="Standard">
      <style:text-properties style:text-underline-style="none" officeooo:rsid="001e14d8" officeooo:paragraph-rsid="001e14d8"/>
    </style:style>
    <style:style style:name="P3" style:family="paragraph" style:parent-style-name="Standard">
      <style:text-properties style:text-underline-style="none" officeooo:rsid="001fde1c" officeooo:paragraph-rsid="001fde1c"/>
    </style:style>
    <style:style style:name="P4" style:family="paragraph" style:parent-style-name="Standard">
      <style:text-properties style:text-underline-style="none" officeooo:rsid="0021e43f" officeooo:paragraph-rsid="0021e43f"/>
    </style:style>
    <style:style style:name="T1" style:family="text">
      <style:text-properties officeooo:rsid="001fde1c"/>
    </style:style>
    <style:style style:name="T2" style:family="text">
      <style:text-properties officeooo:rsid="0020c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EFINICION</text:p>
      <text:p text:style-name="P1"/>
      <text:p text:style-name="P2">Un simbolo se representa <text:s/>por lineas continuas y escritas mediante una secuencia de trazos (D,I,S,B)</text:p>
      <text:p text:style-name="P2"/>
      <text:p text:style-name="P1">OPERACIONES</text:p>
      <text:p text:style-name="P1"/>
      <text:p text:style-name="P2">Simbolo()</text:p>
      <text:p text:style-name="P2"><text:tab/>Post: Crea un simbolo vacio</text:p>
      <text:p text:style-name="P2">void annadir(const trazo&amp;)</text:p>
      <text:p text:style-name="P2"><text:tab/>Post: Añade un trazo al final del simbolo</text:p>
      <text:p text:style-name="P2">void deshacer(int)</text:p>
      <text:p text:style-name="P2"><text:tab/>Pre: La pila no esta vacia</text:p>
      <text:p text:style-name="P2"><text:tab/>Post: Elimina n trazos del simbolo</text:p>
      <text:p text:style-name="P2">Simbolo simetriaX()</text:p>
      <text:p text:style-name="P2"><text:tab/>Pre: Existe simbolo</text:p>
      <text:p text:style-name="P2"><text:tab/>Post: Devuelve simbolo simetrico respecto al eje X</text:p>
      <text:p text:style-name="P2">Simbolo simetriaY()</text:p>
      <text:p text:style-name="P2"><text:tab/>Pre: Existe simbolo</text:p>
      <text:p text:style-name="P2"><text:tab/>Post: Devuelve simbolo simetrico respecto al eje Y</text:p>
      <text:p text:style-name="P2">Simbolo simetriaXY()</text:p>
      <text:p text:style-name="P2"><text:tab/>Pre: Existe simbolo</text:p>
      <text:p text:style-name="P2"><text:tab/>Post: Devuelve simbolo simetrico respecto a los ejes X e Y</text:p>
      <text:p text:style-name="P2">~Simbolo()</text:p>
      <text:p text:style-name="P2"><text:tab/>Post: Destruye simbolo</text:p>
      <text:p text:style-name="P2"/>
      <text:p text:style-name="P2">Para implementar el símbolo utilizaremos una representación dinámica de la Pila, también se podría haber realizado con una Lista pero sería más ineficiente, y en la Pila el orden de las operaciones es O(1). Las operaciones que hemos util<text:span text:style-name="T1">zado</text:span> de la representaciñon:</text:p>
      <text:p text:style-name="P2"/>
      <text:p text:style-name="P3">void push(const T&amp; x)</text:p>
      <text:p text:style-name="P3">bool vacia() const</text:p>
      <text:p text:style-name="P3">void pop()</text:p>
      <text:p text:style-name="P3">const T&amp; tope() const</text:p>
      <text:p text:style-name="P3">Pila() <text:tab/>//C<text:span text:style-name="T2">onstructor de pila</text:span></text:p>
      <text:p text:style-name="P3">Pila&lt;T&gt;&amp; operator =(const Pila&lt;T&gt;&amp; p)<text:tab/>//Asignacion por copia</text:p>
      <text:p text:style-name="P3"/>
      <text:p text:style-name="P4">cuya representación interna es: </text:p>
      <text:p text:style-name="P4"/>
      <text:p text:style-name="P4">struct nodo{</text:p>
      <text:p text:style-name="P4"><text:s text:c="2"/>T elto;</text:p>
      <text:p text:style-name="P4"><text:s text:c="2"/>nodo* sig;</text:p>
      <text:p text:style-name="P4"><text:s text:c="2"/>nodo(const T&amp; e, nodo* p = 0): elto(e), sig(p) {}</text:p>
      <text:p text:style-name="P4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1S</meta:editing-duration>
    <meta:editing-cycles>8</meta:editing-cycles>
    <meta:generator>LibreOffice/5.1.0.3$Windows_x86 LibreOffice_project/5e3e00a007d9b3b6efb6797a8b8e57b51ab1f737</meta:generator>
    <dc:date>2016-06-15T19:33:33.907000000</dc:date>
    <meta:document-statistic meta:table-count="0" meta:image-count="0" meta:object-count="0" meta:page-count="1" meta:paragraph-count="34" meta:word-count="182" meta:character-count="1159" meta:non-whitespace-character-count="991"/>
    <meta:user-defined meta:name="Info 1"/>
    <meta:user-defined meta:name="Info 2"/>
    <meta:user-defined meta:name="Info 3"/>
    <meta:user-defined meta:name="Info 4"/>
  </office:meta>
</office:document-meta>
</file>